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Attributes.getHtt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Attributes.getUdpMulticast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TransmissionTypeName( String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teralCacheAttributes.getPutOnly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Receive( boolean rece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HttpListen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JGChannelProperties( String channel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UdpMulticastP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HttpServers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UdpMulticas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Transmission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TransmissionType( int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LateralCacheAttributes.setHttpListenerP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HttpServe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UdpMulticastAdd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teralCacheAttributes.is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setPutOnlyMode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Transmiss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Attributes.getHttp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Attributes.getJGChanne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